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83cm" fo:min-width="5.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368cm" svg:height="15.893cm" svg:x="2.032cm" svg:y="1.524cm">
          <draw:text-box>
            <text:p>Each <text:span text:style-name="T1">stateful</text:span> component has a lifecycle which consists of different stages.</text:p>
            <text:p/>
            <text:p/>
            <text:p/>
            <text:p>1. componentWillMount() - Immediately before rendering</text:p>
            <text:p/>
            <text:p>2. componentDidMount() - Immediately after initial rendering</text:p>
            <text:p/>
            <text:p>3. componentWillReceiveProps(nextProps) - When component receives new </text:p>
            <text:p><text:s text:c="4"/>props</text:p>
            <text:p/>
            <text:p>4. shouldComponentUpdate() - Before rendering, after receiving new props or </text:p>
            <text:p><text:s text:c="4"/>state (returns true or false)</text:p>
            <text:p/>
            <text:p>5. componentWillUpdate() - Before rendering, after receiving new props or state</text:p>
            <text:p/>
            <text:p>6. componentDidUpdate() - After component’s updates are flushed to DOM</text:p>
            <text:p/>
            <text:p>7. componentWillUnmount() - Immediately before removing component from </text:p>
            <text:p><text:s text:c="4"/>DOM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sk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reate an app with two stateful components</text:p>
                <text:p/>
                <text:p>1. Create a new app task3 with create-react-app.</text:p>
                <text:p>2. The app component consists of a left and a right div. In the left div, there is a button “New Image” and on the right side there is a list of Picture components. Picture is a stateful component, not a functional stateless.</text:p>
                <text:p>3. Implement the component lifecycle methods componentWillMount(), componentDidMount(), componentWillReceiveProps(), shouldComponentUpdate(), <text:s/>componentWillUpdate(), componentDidUpdate(), componentWillUnmount() in the Picture component. In each method console.log tells the user about the component’s stage in the lifecycle.</text:p>
                <text:p>3. When the Picture component is loaded, a new random image from <text:a xlink:href="https://picsum.photos/100/100/?image=15" xlink:type="simple">https://picsum.photos/100/100/?image=15</text:a> <text:s text:c="3"/>will be loaded whereas 15 is a random number between 1 and 1000. </text:p>
                <text:p>4. If the user clicks “New Image”, a new Picture component will be inserted.</text:p>
                <text:p>5. Each Picture component should have an “X” button which deletes it and an “+” button which loads a new random picture from Picsum.</text:p>
                <text:p>6. Notice that you have two states, one in the App component and one in the Picture compon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3" draw:text-style-name="P3" draw:layer="layout" svg:width="6.35cm" svg:height="5.08cm" svg:x="4.064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5.08cm" svg:x="16.002cm" svg:y="12.446cm">
          <text:p text:style-name="P3">Pictur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112cm" svg:y1="9.906cm" svg:x2="13.716cm" svg:y2="15.748cm">
          <text:p/>
        </draw:line>
        <draw:line draw:style-name="gr4" draw:text-style-name="P4" draw:layer="layout" svg:x1="19.05cm" svg:y1="11.176cm" svg:x2="12.7cm" svg:y2="5.588cm">
          <text:p/>
        </draw:line>
        <draw:frame draw:style-name="gr5" draw:text-style-name="P1" draw:layer="layout" svg:width="3.711cm" svg:height="0.962cm" svg:x="3.655cm" svg:y="14.478cm">
          <draw:text-box>
            <text:p>Two states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0:28:44.050880280</meta:creation-date>
    <dc:date>2018-03-05T10:57:13.437601448</dc:date>
    <meta:editing-duration>PT28M27S</meta:editing-duration>
    <meta:editing-cycles>6</meta:editing-cycles>
    <meta:generator>LibreOffice/5.1.6.2$Linux_X86_64 LibreOffice_project/10m0$Build-2</meta:generator>
    <meta:document-statistic meta:object-count="35"/>
  </office:meta>
</office:document-meta>
</file>